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11ff1" officeooo:paragraph-rsid="00011ff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12pt" officeooo:rsid="00011ff1" officeooo:paragraph-rsid="00011ff1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dget</text:p>
      <text:p text:style-name="P2">Switch</text:p>
      <text:list xml:id="list3919358604416603133" text:style-name="L1">
        <text:list-item>
          <text:p text:style-name="P3">16 port 10/100/1000 gigabit<text:tab/><text:tab/>$89.99</text:p>
        </text:list-item>
        <text:list-item>
          <text:p text:style-name="P3">5 port gigabit<text:tab/><text:tab/><text:tab/><text:tab/>$34.99</text:p>
        </text:list-item>
        <text:list-item>
          <text:p text:style-name="P3">8 port gigabit<text:tab/><text:tab/><text:tab/><text:tab/>$49.99</text:p>
        </text:list-item>
      </text:list>
      <text:p text:style-name="P2"/>
      <text:p text:style-name="P2">Ethernet cables ( approx. 9 )</text:p>
      <text:list xml:id="list6592938427567195526" text:style-name="L2">
        <text:list-item>
          <text:p text:style-name="P4">3'<text:tab/><text:tab/><text:tab/><text:tab/><text:tab/>$ 4.99 each</text:p>
        </text:list-item>
        <text:list-item>
          <text:p text:style-name="P4">1'<text:tab/><text:tab/><text:tab/><text:tab/><text:tab/>$ 2.99 each</text:p>
        </text:list-item>
      </text:list>
      <text:p text:style-name="P2"/>
      <text:p text:style-name="P2">USB to USB cables ( maybe 20 )</text:p>
      <text:list xml:id="list2647829662562029599" text:style-name="L3">
        <text:list-item>
          <text:p text:style-name="P5">6' up to 5 gbps (Walmart)<text:tab/><text:tab/>$ 5.06 each</text:p>
        </text:list-item>
      </text:list>
      <text:p text:style-name="P2"/>
      <text:p text:style-name="P2">USB Hub</text:p>
      <text:list xml:id="list6320040063336471469" text:style-name="L4">
        <text:list-item>
          <text:p text:style-name="P6">4 port 2.0 480 mbps<text:tab/><text:tab/><text:tab/>$19.99</text:p>
        </text:list-item>
        <text:list-item>
          <text:p text:style-name="P6">4 port 3.0 up to 5 gbps<text:tab/><text:tab/>$29.99</text:p>
        </text:list-item>
      </text:list>
      <text:p text:style-name="P2"/>
      <text:p text:style-name="P2">USB to RJ45</text:p>
      <text:list xml:id="list7090688737161574837" text:style-name="L5">
        <text:list-item>
          <text:p text:style-name="P7">USB 3.0<text:tab/><text:tab/><text:tab/><text:tab/>$15.99</text:p>
        </text:list-item>
      </text:list>
      <text:p text:style-name="P2"/>
      <text:p text:style-name="P2">Power Strips</text:p>
      <text:list xml:id="list3231468754137741996" text:style-name="L6">
        <text:list-item>
          <text:p text:style-name="P8">6 outlet 4'<text:tab/><text:tab/><text:tab/><text:tab/>$ 9.99</text:p>
        </text:list-item>
        <text:list-item>
          <text:p text:style-name="P8">4 outlet 3'<text:tab/><text:tab/><text:tab/><text:tab/>$ 4.99</text:p>
        </text:list-item>
        <text:list-item>
          <text:p text:style-name="P8">6 outlet 6'<text:tab/><text:tab/><text:tab/><text:tab/>$14.99</text:p>
        </text:list-item>
      </text:list>
      <text:p text:style-name="P2"/>
      <text:p text:style-name="P2">Memory ( 7 needed )</text:p>
      <text:list xml:id="list6807556087982310557" text:style-name="L7">
        <text:list-item>
          <text:p text:style-name="P9">16 Gb<text:tab/><text:tab/><text:tab/><text:tab/><text:tab/>$38 each</text:p>
        </text:list-item>
      </text:list>
      <text:p text:style-name="P2"/>
      <text:p text:style-name="P2">ODROID Ux4<text:tab/><text:tab/><text:tab/><text:tab/><text:tab/></text:p>
      <text:list xml:id="list8806707493645999773" text:style-name="L8">
        <text:list-item>
          <text:p text:style-name="P10">7 more<text:tab/><text:tab/><text:tab/><text:tab/><text:tab/>$76 ea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antha </meta:initial-creator>
    <meta:creation-date>2015-10-29T11:06:01.193117640</meta:creation-date>
    <dc:date>2015-10-29T11:16:59.013501184</dc:date>
    <dc:creator>Samantha </dc:creator>
    <meta:editing-duration>P0D</meta:editing-duration>
    <meta:editing-cycles>1</meta:editing-cycles>
    <meta:document-statistic meta:table-count="0" meta:image-count="0" meta:object-count="0" meta:page-count="1" meta:paragraph-count="23" meta:word-count="113" meta:character-count="482" meta:non-whitespace-character-count="362"/>
    <meta:generator>LibreOffice/4.2.8.2$Linux_X86_64 LibreOffice_project/420$Build-2</meta:generator>
  </office:meta>
</office:document-meta>
</file>